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rite a program that sorts a series of words entered by the user:</text:p>
      <text:p text:style-name="Preformatted_20_Text">Enter word: <text:span text:style-name="Strong_20_Emphasis">foo</text:span></text:p>
      <text:p text:style-name="Preformatted_20_Text">Enter word: <text:span text:style-name="Strong_20_Emphasis">bar</text:span></text:p>
      <text:p text:style-name="Preformatted_20_Text">Enter word: <text:span text:style-name="Strong_20_Emphasis">baz</text:span></text:p>
      <text:p text:style-name="Preformatted_20_Text">Enter word: <text:span text:style-name="Strong_20_Emphasis">quux</text:span></text:p>
      <text:p text:style-name="Preformatted_20_Text">Enter word:</text:p>
      <text:p text:style-name="P1">In sorted order: bar baz foo quux</text:p>
      <text:p text:style-name="Text_20_body">Assume that each word is no more than 20 characters long. Stop reading when the user enters an empty word (i.e., presses enter without entering a word). Store each word in a dynamically allocated string using an array of pointers to keep track of the string, as in the remind2.c program in section 17.2 of your book. After all words have been read, sort the array (using any sorting technique) and then use a loop to print the words in sorted order. HINT: Use the read_line function to read each word as in remind2.c</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1T17:46:34.365856328</meta:creation-date>
    <dc:date>2016-07-11T17:47:11.371396211</dc:date>
    <meta:editing-duration>PT38S</meta:editing-duration>
    <meta:editing-cycles>1</meta:editing-cycles>
    <meta:document-statistic meta:table-count="0" meta:image-count="0" meta:object-count="0" meta:page-count="1" meta:paragraph-count="8" meta:word-count="128" meta:character-count="686" meta:non-whitespace-character-count="566"/>
    <meta:generator>LibreOffice/5.1.4.2$Linux_X86_64 LibreOffice_project/10m0$Build-2</meta:generator>
  </office:meta>
</office:document-meta>
</file>